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f09" officeooo:paragraph-rsid="00108f09"/>
    </style:style>
    <style:style style:name="P2" style:family="paragraph" style:parent-style-name="Standard">
      <style:text-properties officeooo:rsid="0012bb6b" officeooo:paragraph-rsid="0012bb6b"/>
    </style:style>
    <style:style style:name="P3" style:family="paragraph" style:parent-style-name="Standard">
      <style:text-properties officeooo:rsid="001365f2" officeooo:paragraph-rsid="001365f2"/>
    </style:style>
    <style:style style:name="T1" style:family="text">
      <style:text-properties officeooo:rsid="00108f09"/>
    </style:style>
    <style:style style:name="T2" style:family="text">
      <style:text-properties officeooo:rsid="0012b520"/>
    </style:style>
    <style:style style:name="T3" style:family="text">
      <style:text-properties officeooo:rsid="00136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mo processo de compilação cruzada</text:p>
      <text:p text:style-name="Standard"/>
      <text:p text:style-name="Standard">Pedro Jacob Favoreto</text:p>
      <text:p text:style-name="Standard"/>
      <text:p text:style-name="Standard"><text:tab/>Compilação cruzada ocorre quando um conjunto de ferramentas permite construir um código fonte em binário para uma plataforma diferente daqula <text:span text:style-name="T1">em que o código foi compilado.</text:span></text:p>
      <text:p text:style-name="Standard"/>
      <text:p text:style-name="P1"><text:tab/>Neste processo de construção ou compilação existem três máquina envolvidas, sendo elas: máquina de construção, maquina host, máquina de destino. <text:span text:style-name="T2">A máquina de construção, como o próprio nome ja diz, é onde a construção ocorre. Já a máquina host é onde ocorre a execução. Por fim a máquina de destino, é a máquina para a qual os códigos são gerados.</text:span></text:p>
      <text:p text:style-name="P1"/>
      <text:p text:style-name="P2">O compilação cruzada no Linux segue alguns passos</text:p>
      <text:p text:style-name="P2"/>
      <text:p text:style-name="P2"><text:tab/>O primeiro passo é compilar o binutils, a qual apresenta uma coleção de ferramentas binárias. Também existem ferramentas de análise e depuração. As ferramentas devem ser configuradas para cada arquitetura de CPU.</text:p>
      <text:p text:style-name="P2"><text:tab/>O <text:span text:style-name="T3">s</text:span>egundo passo é compilar as dependências do gcc (mpfr, gmp, mpc). <text:span text:style-name="T3">A biblioteca mpfr é utilizada para substituir chamadas às funções matemáticas em tempo de compilação. Gmp é uma dependencia do mpfr e a mpc é utilizada em operações matemáticas que envolvem números complexos.</text:span></text:p>
      <text:p text:style-name="P3"><text:tab/>O terceiro passo é instalar o cabeçalho do kernel do Linux; Estes cabeçalhos se constituem de definições numéricas de chamadas de sistema, várias estruturas e definições.</text:p>
      <text:p text:style-name="P3"><text:tab/>O quarto passo é compilar o primeiro estágio do gcc: neste passo permitindo suporte à vinculação estática e sem suporte a biblioteca C. O gcc é o GNU compiler collection, que serve de frente para várias linguagens e suporta várias arquiteturas de CPU. Tem a função de fornecer os compiladores, os motores de compilação, binutils, o assembler e o vinculador. Além disso também provê várias bibliotecas essenciais.</text:p>
      <text:p text:style-name="P3"><text:tab/>O quinto passo é compilar a biblioteca C usando o primeiro estágio do gcc. A biblioteca C possui as bibliotecas padrões do Linux C que é utilizada em desktops e servidores a qual suporta várias arquiteturas e sistemas operacionais.</text:p>
      <text:p text:style-name="P3"><text:tab/>O sexto passo é feita a compilação final com o gcc, biblioteca C e vinculação dinâmica, estas são feitas nessa eta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1" meta:word-count="332" meta:character-count="2051" meta:non-whitespace-character-count="1722"/>
  </office:meta>
</office:document-meta>
</file>